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tringFieldTest_dom_hashSet.test_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StringFieldTest_dom_hashSet.test_map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_dom_hashSet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StringFieldTest_dom_hashSet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StringFieldTest_dom_hashSet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dom_hashSe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dom_hashSe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dom_hashSe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dom_hashSe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setValues( Se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